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RP age min</text:p>
          </table:table-cell>
          <table:table-cell office:value-type="string" calcext:value-type="string">
            <text:p>HRP age max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39085337105139" calcext:value-type="float">
            <text:p>0.13908533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146157472890146" calcext:value-type="float">
            <text:p>0.14615747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.146157472890146" calcext:value-type="float">
            <text:p>0.14615747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146157472890146" calcext:value-type="float">
            <text:p>0.14615747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.141442715700141" calcext:value-type="float">
            <text:p>0.14144271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0.117868929750118" calcext:value-type="float">
            <text:p>0.11786892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.101367279585101" calcext:value-type="float">
            <text:p>0.10136727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.0542197076850542" calcext:value-type="float">
            <text:p>0.05421970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0.00754361150400754" calcext:value-type="float">
            <text:p>0.0075436115</text:p>
          </table:table-cell>
        </table:table-row>
      </table:table>
      <table:table table:name="Sheet2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HRP age min</text:p>
          </table:table-cell>
          <table:table-cell office:value-type="string" calcext:value-type="string">
            <text:p>HRP age max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90" calcext:value-type="float">
            <text:p>590</text:p>
          </table:table-cell>
          <table:table-cell table:formula="of:=[.C2]/[.$C$11]" office:value-type="float" office:value="0.139085337105139" calcext:value-type="float">
            <text:p>0.13908533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20" calcext:value-type="float">
            <text:p>620</text:p>
          </table:table-cell>
          <table:table-cell table:formula="of:=[.C3]/[.$C$11]" office:value-type="float" office:value="0.146157472890146" calcext:value-type="float">
            <text:p>0.14615747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20" calcext:value-type="float">
            <text:p>620</text:p>
          </table:table-cell>
          <table:table-cell table:formula="of:=[.C4]/[.$C$11]" office:value-type="float" office:value="0.146157472890146" calcext:value-type="float">
            <text:p>0.14615747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20" calcext:value-type="float">
            <text:p>620</text:p>
          </table:table-cell>
          <table:table-cell table:formula="of:=[.C5]/[.$C$11]" office:value-type="float" office:value="0.146157472890146" calcext:value-type="float">
            <text:p>0.14615747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00" calcext:value-type="float">
            <text:p>600</text:p>
          </table:table-cell>
          <table:table-cell table:formula="of:=[.C6]/[.$C$11]" office:value-type="float" office:value="0.141442715700141" calcext:value-type="float">
            <text:p>0.14144271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table:formula="of:=[.C7]/[.$C$11]" office:value-type="float" office:value="0.117868929750118" calcext:value-type="float">
            <text:p>0.11786892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430" calcext:value-type="float">
            <text:p>430</text:p>
          </table:table-cell>
          <table:table-cell table:formula="of:=[.C8]/[.$C$11]" office:value-type="float" office:value="0.101367279585101" calcext:value-type="float">
            <text:p>0.10136727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230" calcext:value-type="float">
            <text:p>230</text:p>
          </table:table-cell>
          <table:table-cell table:formula="of:=[.C9]/[.$C$11]" office:value-type="float" office:value="0.0542197076850542" calcext:value-type="float">
            <text:p>0.05421970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table:formula="of:=[.C10]/[.$C$11]" office:value-type="float" office:value="0.00754361150400754" calcext:value-type="float">
            <text:p>0.0075436115</text:p>
          </table:table-cell>
        </table:table-row>
        <table:table-row table:style-name="ro1">
          <table:table-cell table:number-columns-repeated="2"/>
          <table:table-cell table:formula="of:=SUM([.C2:.C10])" office:value-type="float" office:value="4242" calcext:value-type="float">
            <text:p>42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2" meta:cell-count="71" meta:object-count="0"/>
  </office:meta>
</office:document-meta>
</file>